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958" officeooo:paragraph-rsid="0019d9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naveen@naveen:uvc]$ scan-build make</text:p>
      <text:p text:style-name="P1">scan-build: Using '/usr/lib/llvm-3.8/bin/clang' for static analysis</text:p>
      <text:p text:style-name="P1">make -C /lib/modules/4.4.0-34-generic/build <text:s/>-I/./include/media/ -I./drivers/media/ -I./include/uapi/linux/usb/ -I/./include/media/ -I./drivers/media/ M=/home/naveen/Documents/uvc modules</text:p>
      <text:p text:style-name="P1">make[1]: Entering directory '/usr/src/linux-headers-4.4.0-34-generic'</text:p>
      <text:p text:style-name="P1"><text:s text:c="2"/>CC [M] <text:s/>/home/naveen/Documents/uvc/uvc_driver.o</text:p>
      <text:p text:style-name="P1">In file included from /home/naveen/Documents/uvc/uvc_driver.c:27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oft-page-break/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oft-page-break/><text:s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oft-page-break/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oft-page-break/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<text:soft-page-break/>In file included from include/linux/cpumask.h:12:0,</text:p>
      <text:p text:style-name="P1"><text:s text:c="17"/>from ./arch/x86/include/asm/cpumask.h:4,</text:p>
      <text:p text:style-name="P1"><text:s text:c="17"/>from ./arch/x86/include/asm/msr.h:10,</text:p>
      <text:p text:style-name="P1"><text:s text:c="17"/>from ./arch/x86/include/asm/processor.h:20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bug.h:33:55: note: in definition of macro ‘BUILD_BUG_ON_ZERO’</text:p>
      <text:p text:style-name="P1"><text:s/>#define BUILD_BUG_ON_ZERO(e) (sizeof(struct { int:-!!(e); }))</text:p>
      <text:p text:style-name="P1"><text:s text:c="55"/>^</text:p>
      <text:p text:style-name="P1">include/linux/moduleparam.h:225:6: note: in expansion of macro ‘VERIFY_OCTAL_PERMISSIONS’</text:p>
      <text:p text:style-name="P1"><text:s text:c="6"/>VERIFY_OCTAL_PERMISSIONS(perm), level, flags, { arg } }</text:p>
      <text:p text:style-name="P1"><text:s text:c="6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./arch/x86/include/asm/percpu.h:44:0,</text:p>
      <text:p text:style-name="P1"><text:s text:c="17"/>from ./arch/x86/include/asm/current.h:5,</text:p>
      <text:p text:style-name="P1"><text:s text:c="17"/>from ./arch/x86/include/asm/processor.h:15,</text:p>
      <text:p text:style-name="P1"><text:s text:c="17"/>from ./arch/x86/include/asm/atomic.h:6,</text:p>
      <text:p text:style-name="P1"><text:s text:c="17"/>from include/linux/atomic.h:4,</text:p>
      <text:p text:style-name="P1"><text:s text:c="17"/>from /home/naveen/Documents/uvc/uvc_driver.c:14:</text:p>
      <text:p text:style-name="P1">/home/naveen/Documents/uvc/uvc_driver.c:2267:26: warning: passing argument 1 of ‘__check_old_set_param’ from incompatible pointer type [-Wincompatible-pointer-types]</text:p>
      <text:p text:style-name="P1"><text:s/>module_param_call(clock, uvc_clock_param_set, uvc_clock_param_get,</text:p>
      <text:p text:style-name="P1"><text:s text:c="26"/>^</text:p>
      <text:p text:style-name="P1">include/linux/kernel.h:832:4: note: in definition of macro ‘VERIFY_OCTAL_PERMISSIONS’</text:p>
      <text:p text:style-name="P1"><text:s text:c="3"/>(perms))</text:p>
      <text:p text:style-name="P1"><text:s text:c="4"/>^</text:p>
      <text:p text:style-name="P1">include/linux/moduleparam.h:231:2: note: in expansion of macro ‘__module_param_call’</text:p>
      <text:p text:style-name="P1"><text:s text:c="2"/>__module_param_call(MODULE_PARAM_PREFIX, <text:s text:c="2"/>\</text:p>
      <text:p text:style-name="P1"><text:s text:c="2"/>^</text:p>
      <text:p text:style-name="P1">/home/naveen/Documents/uvc/uvc_driver.c:2267:1: note: in expansion of macro ‘module_param_call’</text:p>
      <text:p text:style-name="P1"><text:s/>module_param_call(clock, uvc_clock_param_set, uvc_clock_param_get,</text:p>
      <text:p text:style-name="P1"><text:s/>^</text:p>
      <text:p text:style-name="P1">In file included from include/linux/module.h:18:0,</text:p>
      <text:p text:style-name="P1"><text:soft-page-break/><text:s text:c="17"/>from /home/naveen/Documents/uvc/uvc_driver.c:17:</text:p>
      <text:p text:style-name="P1">include/linux/moduleparam.h:237:1: note: expected ‘int (*)(const char *, struct kernel_param *)’ but argument is of type ‘int (*)(const char *, const struct kernel_param *)’</text:p>
      <text:p text:style-name="P1"><text:s/>__check_old_set_param(int (*oldset)(const char *, struct kernel_param *))</text:p>
      <text:p text:style-name="P1"><text:s/>^</text:p>
      <text:p text:style-name="P1">In file included from /home/naveen/Documents/uvc/uvc_driver.c:14:</text:p>
      <text:p text:style-name="P1">In file included from include/linux/atomic.h:4:</text:p>
      <text:p text:style-name="P1">In file included from ./arch/x86/include/asm/atomic.h:6:</text:p>
      <text:p text:style-name="P1">In file included from ./arch/x86/include/asm/processor.h:15:</text:p>
      <text:p text:style-name="P1">In file included from ./arch/x86/include/asm/current.h:5:</text:p>
      <text:p text:style-name="P1">In file included from ./arch/x86/include/asm/percpu.h:44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In file included from ./arch/x86/include/asm/atomic.h:6:</text:p>
      <text:p text:style-name="P1">In file included from ./arch/x86/include/asm/processor.h:15:</text:p>
      <text:p text:style-name="P1">In file included from ./arch/x86/include/asm/current.h:5:</text:p>
      <text:p text:style-name="P1">In file included from ./arch/x86/include/asm/percpu.h:44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In file included from ./arch/x86/include/asm/atomic.h:6:</text:p>
      <text:p text:style-name="P1">In file included from ./arch/x86/include/asm/processor.h:15:</text:p>
      <text:p text:style-name="P1">In file included from ./arch/x86/include/asm/current.h:5:</text:p>
      <text:p text:style-name="P1">In file included from ./arch/x86/include/asm/percpu.h:44:</text:p>
      <text:p text:style-name="P1">In file included from include/linux/kernel.h:10:</text:p>
      <text:p text:style-name="P1"><text:soft-page-break/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<text:soft-page-break/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oft-page-break/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7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7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oft-page-break/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7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7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river.c:17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<text:soft-page-break/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driver.c:27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queue.o</text:p>
      <text:p text:style-name="P1">In file included from /home/naveen/Documents/uvc/uvc_queue.c:26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/home/naveen/Documents/uvc/uvc_queue.c:191:17: warning: initialization from incompatible pointer type [-Wincompatible-pointer-types]</text:p>
      <text:p text:style-name="P1"><text:s text:c="2"/>.queue_setup = uvc_queue_setup,</text:p>
      <text:p text:style-name="P1"><text:s text:c="17"/>^</text:p>
      <text:p text:style-name="P1">/home/naveen/Documents/uvc/uvc_queue.c:191:17: note: (near initialization for ‘uvc_queue_qops.queue_setup’)</text:p>
      <text:p text:style-name="P1">In file included from /home/naveen/Documents/uvc/uvc_queue.c:14:</text:p>
      <text:p text:style-name="P1">In file included from include/linux/atomic.h:4:</text:p>
      <text:p text:style-name="P1">In file included from ./arch/x86/include/asm/atomic.h:6:</text:p>
      <text:p text:style-name="P1">In file included from ./arch/x86/include/asm/processor.h:15:</text:p>
      <text:p text:style-name="P1">In file included from ./arch/x86/include/asm/current.h:5:</text:p>
      <text:p text:style-name="P1">In file included from ./arch/x86/include/asm/percpu.h:44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In file included from ./arch/x86/include/asm/atomic.h:6:</text:p>
      <text:p text:style-name="P1">In file included from ./arch/x86/include/asm/processor.h:15:</text:p>
      <text:p text:style-name="P1">In file included from ./arch/x86/include/asm/current.h:5:</text:p>
      <text:p text:style-name="P1">In file included from ./arch/x86/include/asm/percpu.h:44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<text:soft-page-break/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In file included from ./arch/x86/include/asm/atomic.h:6:</text:p>
      <text:p text:style-name="P1">In file included from ./arch/x86/include/asm/processor.h:15:</text:p>
      <text:p text:style-name="P1">In file included from ./arch/x86/include/asm/current.h:5:</text:p>
      <text:p text:style-name="P1">In file included from ./arch/x86/include/asm/percpu.h:44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oft-page-break/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oft-page-break/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4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6:</text:p>
      <text:p text:style-name="P1">In file included from include/linux/mm.h:9:</text:p>
      <text:p text:style-name="P1">In file included from include/linux/gfp.h:5:</text:p>
      <text:p text:style-name="P1">In file included from include/linux/mmzone.h:7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oft-page-break/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6:</text:p>
      <text:p text:style-name="P1">In file included from include/linux/mm.h:9:</text:p>
      <text:p text:style-name="P1">In file included from include/linux/gfp.h:5:</text:p>
      <text:p text:style-name="P1">In file included from include/linux/mmzone.h:7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6:</text:p>
      <text:p text:style-name="P1">In file included from include/linux/mm.h:9:</text:p>
      <text:p text:style-name="P1">In file included from include/linux/gfp.h:5:</text:p>
      <text:p text:style-name="P1">In file included from include/linux/mmzone.h:7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6:</text:p>
      <text:p text:style-name="P1">In file included from include/linux/mm.h:9:</text:p>
      <text:p text:style-name="P1">In file included from include/linux/gfp.h:5:</text:p>
      <text:p text:style-name="P1">In file included from include/linux/mmzone.h:7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queue.c:16:</text:p>
      <text:p text:style-name="P1">In file included from include/linux/mm.h:9:</text:p>
      <text:p text:style-name="P1"><text:soft-page-break/>In file included from include/linux/gfp.h:5:</text:p>
      <text:p text:style-name="P1">In file included from include/linux/mmzone.h:7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queue.c:26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v4l2.o</text:p>
      <text:p text:style-name="P1">In file included from /home/naveen/Documents/uvc/uvc_v4l2.c:31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10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<text:soft-page-break/>In file included from include/linux/seqlock.h:35:</text:p>
      <text:p text:style-name="P1">In file included from include/linux/spinlock.h:50:</text:p>
      <text:p text:style-name="P1">In file included from include/linux/preempt.h:10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10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oft-page-break/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<text:soft-page-break/>In file included from ./arch/x86/include/asm/thread_info.h:53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oft-page-break/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oft-page-break/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<text:soft-page-break/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4l2.c:14:</text:p>
      <text:p text:style-name="P1">In file included from include/linux/compat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v4l2.c:31:</text:p>
      <text:p text:style-name="P1"><text:soft-page-break/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video.o</text:p>
      <text:p text:style-name="P1">In file included from /home/naveen/Documents/uvc/uvc_video.c:27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/home/naveen/Documents/uvc/uvc_video.c: In function ‘threadfn_pop_queue’:</text:p>
      <text:p text:style-name="P1">/home/naveen/Documents/uvc/uvc_video.c:82:110: warning: passing argument 4 of ‘kernel_write’ makes integer from pointer without a cast [-Wint-conversion]</text:p>
      <text:p text:style-name="P1"><text:s text:c="29"/>len = kernel_write(fp, (char *)(dp_urb-&gt;transfer_buffer)+current_pos,actual_len, &amp;fp-&gt;f_pos);</text:p>
      <text:p text:style-name="P1"><text:s text:c="110"/>^</text:p>
      <text:p text:style-name="P1">In file included from include/linux/usb.h:19:0,</text:p>
      <text:p text:style-name="P1"><text:s text:c="17"/>from /home/naveen/Documents/uvc/uvc_video.c:18:</text:p>
      <text:p text:style-name="P1">include/linux/fs.h:2564:16: note: expected ‘loff_t {aka long long int}’ but argument is of type ‘loff_t * {aka long long int *}’</text:p>
      <text:p text:style-name="P1"><text:s/>extern ssize_t kernel_write(struct file *, const char *, size_t, loff_t);</text:p>
      <text:p text:style-name="P1"><text:s text:c="16"/>^</text:p>
      <text:p text:style-name="P1">/home/naveen/Documents/uvc/uvc_video.c: In function ‘uvc_init_video’:</text:p>
      <text:p text:style-name="P1">/home/naveen/Documents/uvc/uvc_video.c:1558:27: warning: ‘mult’ may be used uninitialized in this function [-Wmaybe-uninitialized]</text:p>
      <text:p text:style-name="P1"><text:s text:c="3"/>return (psize &amp; 0x07ff) * mult;</text:p>
      <text:p text:style-name="P1"><text:s text:c="27"/>^</text:p>
      <text:p text:style-name="P1">/home/naveen/Documents/uvc/uvc_video.c:1549:6: note: ‘mult’ was declared here</text:p>
      <text:p text:style-name="P1"><text:s text:c="2"/>u16 mult;</text:p>
      <text:p text:style-name="P1"><text:s text:c="6"/>^</text:p>
      <text:p text:style-name="P1">/home/naveen/Documents/uvc/uvc_video.c:1558:27: warning: ‘mult’ may be used uninitialized in this function [-Wmaybe-uninitialized]</text:p>
      <text:p text:style-name="P1"><text:s text:c="3"/>return (psize &amp; 0x07ff) * mult;</text:p>
      <text:p text:style-name="P1"><text:s text:c="27"/>^</text:p>
      <text:p text:style-name="P1">/home/naveen/Documents/uvc/uvc_video.c:1549:6: note: ‘mult’ was declared here</text:p>
      <text:p text:style-name="P1"><text:s text:c="2"/>u16 mult;</text:p>
      <text:p text:style-name="P1"><text:s text:c="6"/>^</text:p>
      <text:p text:style-name="P1">In file included from /home/naveen/Documents/uvc/uvc_video.c:14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oft-page-break/><text:s text:c="41"/>^</text:p>
      <text:p text:style-name="P1">In file included from /home/naveen/Documents/uvc/uvc_video.c:14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4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<text:soft-page-break/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oft-page-break/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<text:soft-page-break/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<text:soft-page-break/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oft-page-break/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video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video.c:27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ctrl.o</text:p>
      <text:p text:style-name="P1">In file included from /home/naveen/Documents/uvc/uvc_ctrl.c:26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oft-page-break/><text:s text:c="32"/>^</text:p>
      <text:p text:style-name="P1">In file included from /home/naveen/Documents/uvc/uvc_ctrl.c:14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4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4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<text:soft-page-break/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<text:soft-page-break/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<text:soft-page-break/>In file included from ./arch/x86/include/asm/thread_info.h:53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oft-page-break/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<text:soft-page-break/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ctrl.c:16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oft-page-break/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ctrl.c:26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status.o</text:p>
      <text:p text:style-name="P1">In file included from /home/naveen/Documents/uvc/uvc_status.c:20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In file included from /home/naveen/Documents/uvc/uvc_status.c:14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4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4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<text:soft-page-break/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<text:soft-page-break/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oft-page-break/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<text:soft-page-break/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oft-page-break/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status.c:15:</text:p>
      <text:p text:style-name="P1">In file included from include/linux/input.h:11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<text:soft-page-break/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status.c:20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isight.o</text:p>
      <text:p text:style-name="P1">In file included from /home/naveen/Documents/uvc/uvc_isight.c:20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0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0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<text:soft-page-break/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0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<text:soft-page-break/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<text:soft-page-break/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<text:soft-page-break/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3:</text:p>
      <text:p text:style-name="P1">In file included from include/linux/mutex.h:18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4:</text:p>
      <text:p text:style-name="P1">In file included from include/linux/idr.h:18:</text:p>
      <text:p text:style-name="P1">In file included from include/linux/rcupdate.h:38:</text:p>
      <text:p text:style-name="P1">In file included from include/linux/spinlock.h:50:</text:p>
      <text:p text:style-name="P1"><text:soft-page-break/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4:</text:p>
      <text:p text:style-name="P1">In file included from include/linux/idr.h:18:</text:p>
      <text:p text:style-name="P1">In file included from include/linux/rcupdate.h:38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4:</text:p>
      <text:p text:style-name="P1">In file included from include/linux/idr.h:18:</text:p>
      <text:p text:style-name="P1">In file included from include/linux/rcupdate.h:38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oft-page-break/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4:</text:p>
      <text:p text:style-name="P1">In file included from include/linux/idr.h:18:</text:p>
      <text:p text:style-name="P1">In file included from include/linux/rcupdate.h:38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isight.c:16:</text:p>
      <text:p text:style-name="P1">In file included from include/linux/usb.h:5:</text:p>
      <text:p text:style-name="P1">In file included from include/linux/usb/ch9.h:35:</text:p>
      <text:p text:style-name="P1">In file included from include/linux/device.h:17:</text:p>
      <text:p text:style-name="P1">In file included from include/linux/kobject.h:21:</text:p>
      <text:p text:style-name="P1">In file included from include/linux/sysfs.h:15:</text:p>
      <text:p text:style-name="P1">In file included from include/linux/kernfs.h:14:</text:p>
      <text:p text:style-name="P1">In file included from include/linux/idr.h:18:</text:p>
      <text:p text:style-name="P1">In file included from include/linux/rcupdate.h:38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isight.c:20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debugfs.o</text:p>
      <text:p text:style-name="P1">In file included from /home/naveen/Documents/uvc/uvc_debugfs.c:19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<text:soft-page-break/>In file included from /home/naveen/Documents/uvc/uvc_debugfs.c:14:</text:p>
      <text:p text:style-name="P1">In file included from include/linux/module.h:9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9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9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<text:soft-page-break/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<text:soft-page-break/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<text:soft-page-break/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<text:soft-page-break/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oft-page-break/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debugfs.c:14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<text:soft-page-break/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debugfs.c:19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CC [M] <text:s/>/home/naveen/Documents/uvc/uvc_entity.o</text:p>
      <text:p text:style-name="P1">In file included from /home/naveen/Documents/uvc/uvc_entity.c:20:0:</text:p>
      <text:p text:style-name="P1">/home/naveen/Documents/uvc/uvcvideo.h:636:32: warning: backslash and newline separated by space</text:p>
      <text:p text:style-name="P1"><text:s/>#define uvc_trace(flag, msg...)\ </text:p>
      <text:p text:style-name="P1"><text:s text:c="32"/>^</text:p>
      <text:p text:style-name="P1">In file included from /home/naveen/Documents/uvc/uvc_entity.c:14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4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4:</text:p>
      <text:p text:style-name="P1"><text:soft-page-break/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<text:soft-page-break/>In file included from ./arch/x86/include/asm/thread_info.h:53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<text:soft-page-break/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<text:soft-page-break/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<text:soft-page-break/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_entity.c:16:</text:p>
      <text:p text:style-name="P1">In file included from include/linux/videodev2.h:59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<text:soft-page-break/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In file included from /home/naveen/Documents/uvc/uvc_entity.c:20:</text:p>
      <text:p text:style-name="P1">/home/naveen/Documents/uvc/uvcvideo.h:636:33: warning: backslash and newline separated by space [-Wbackslash-newline-escape]</text:p>
      <text:p text:style-name="P1">#define uvc_trace(flag, msg...)\ </text:p>
      <text:p text:style-name="P1"><text:s text:c="32"/>^</text:p>
      <text:p text:style-name="P1">2 warnings generated.</text:p>
      <text:p text:style-name="P1"><text:s text:c="2"/>LD [M] <text:s/>/home/naveen/Documents/uvc/uvcvideo.o</text:p>
      <text:p text:style-name="P1"><text:s text:c="2"/>Building modules, stage 2.</text:p>
      <text:p text:style-name="P1"><text:s text:c="2"/>MODPOST 1 modules</text:p>
      <text:p text:style-name="P1">WARNING: "media_entity_pads_init" [/home/naveen/Documents/uvc/uvcvideo.ko] undefined!</text:p>
      <text:p text:style-name="P1">WARNING: "media_device_cleanup" [/home/naveen/Documents/uvc/uvcvideo.ko] undefined!</text:p>
      <text:p text:style-name="P1">WARNING: "media_create_pad_link" [/home/naveen/Documents/uvc/uvcvideo.ko] undefined!</text:p>
      <text:p text:style-name="P1">WARNING: "media_device_init" [/home/naveen/Documents/uvc/uvcvideo.ko] undefined!</text:p>
      <text:p text:style-name="P1"><text:s text:c="2"/>CC <text:s text:c="5"/>/home/naveen/Documents/uvc/uvcvideo.mod.o</text:p>
      <text:p text:style-name="P1">In file included from /home/naveen/Documents/uvc/uvcvideo.mod.c:1:</text:p>
      <text:p text:style-name="P1">In file included from include/linux/module.h:9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06:2: error: expected '(' after 'asm'</text:p>
      <text:p text:style-name="P1"><text:s text:c="8"/>GEN_BINARY_RMWcc(LOCK_PREFIX "bts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9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252:2: error: expected '(' after 'asm'</text:p>
      <text:p text:style-name="P1"><text:s text:c="8"/>GEN_BINARY_RMWcc(LOCK_PREFIX "btr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oft-page-break/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9:</text:p>
      <text:p text:style-name="P1">In file included from include/linux/list.h:8:</text:p>
      <text:p text:style-name="P1">In file included from include/linux/kernel.h:10:</text:p>
      <text:p text:style-name="P1">In file included from include/linux/bitops.h:36:</text:p>
      <text:p text:style-name="P1">./arch/x86/include/asm/bitops.h:305:2: error: expected '(' after 'asm'</text:p>
      <text:p text:style-name="P1"><text:s text:c="8"/>GEN_BINARY_RMWcc(LOCK_PREFIX "btc", *addr, "Ir", nr, "%0", "c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175:3: error: expected '(' after 'asm'</text:p>
      <text:p text:style-name="P1"><text:s text:c="16"/>asm_volatile_goto("1: jmp %l[t_no]\n"</text:p>
      <text:p text:style-name="P1"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2:</text:p>
      <text:p text:style-name="P1">./arch/x86/include/asm/cpufeature.h:236:3: error: expected '(' after 'asm'</text:p>
      <text:p text:style-name="P1"><text:s text:c="16"/>asm_volatile_goto("1: jmp %l[t_dynamic]\n"</text:p>
      <text:p text:style-name="P1"><text:soft-page-break/><text:s text:c="16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81:2: error: expected '(' after 'asm'</text:p>
      <text:p text:style-name="P1"><text:s text:c="8"/>GEN_BINARY_RMWcc(LOCK_PREFIX "subl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18:2: error: expected '(' after 'asm'</text:p>
      <text:p text:style-name="P1"><text:s text:c="8"/>GEN_UNARY_RMWcc(LOCK_PREFIX "de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<text:soft-page-break/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31:2: error: expected '(' after 'asm'</text:p>
      <text:p text:style-name="P1"><text:s text:c="8"/>GEN_UNARY_RMWcc(LOCK_PREFIX "incl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./arch/x86/include/asm/atomic.h:145:2: error: expected '(' after 'asm'</text:p>
      <text:p text:style-name="P1"><text:s text:c="8"/>GEN_BINARY_RMWcc(LOCK_PREFIX "addl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<text:soft-page-break/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75:2: error: expected '(' after 'asm'</text:p>
      <text:p text:style-name="P1"><text:s text:c="8"/>GEN_BINARY_RMWcc(LOCK_PREFIX "subq", v-&gt;counter, "er", i, "%0", "e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14:2: error: expected '(' after 'asm'</text:p>
      <text:p text:style-name="P1"><text:s text:c="8"/>GEN_UNARY_RMWcc(LOCK_PREFIX "de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<text:soft-page-break/>./arch/x86/include/asm/atomic64_64.h:127:2: error: expected '(' after 'asm'</text:p>
      <text:p text:style-name="P1"><text:s text:c="8"/>GEN_UNARY_RMWcc(LOCK_PREFIX "incq", v-&gt;counter, "%0"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In file included from ./arch/x86/include/asm/preempt.h:6:</text:p>
      <text:p text:style-name="P1">In file included from include/linux/thread_info.h:54:</text:p>
      <text:p text:style-name="P1">In file included from ./arch/x86/include/asm/thread_info.h:53:</text:p>
      <text:p text:style-name="P1">In file included from include/linux/atomic.h:4:</text:p>
      <text:p text:style-name="P1">In file included from ./arch/x86/include/asm/atomic.h:240:</text:p>
      <text:p text:style-name="P1">./arch/x86/include/asm/atomic64_64.h:141:2: error: expected '(' after 'asm'</text:p>
      <text:p text:style-name="P1"><text:s text:c="8"/>GEN_BINARY_RMWcc(LOCK_PREFIX "addq", v-&gt;counter, "er", i, "%0", "s");</text:p>
      <text:p text:style-name="P1"><text:s text:c="8"/>^</text:p>
      <text:p text:style-name="P1">./arch/x86/include/asm/rmwcc.h:20:2: note: expanded from macro 'GEN_BINARY_RMWcc'</text:p>
      <text:p text:style-name="P1"><text:s text:c="8"/>__GEN_RMWcc(op " %1, " arg0, var, cc, vcon (val)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50:</text:p>
      <text:p text:style-name="P1">In file included from include/linux/preempt.h:59:</text:p>
      <text:p text:style-name="P1">./arch/x86/include/asm/preempt.h:84:2: error: expected '(' after 'asm'</text:p>
      <text:p text:style-name="P1"><text:s text:c="8"/>GEN_UNARY_RMWcc("decl", __preempt_count, __percpu_arg(0), "e");</text:p>
      <text:p text:style-name="P1"><text:s text:c="8"/>^</text:p>
      <text:p text:style-name="P1">./arch/x86/include/asm/rmwcc.h:17:2: note: expanded from macro 'GEN_UNARY_RMWcc'</text:p>
      <text:p text:style-name="P1"><text:s text:c="8"/>__GEN_RMWcc(op " " arg0, var, cc)</text:p>
      <text:p text:style-name="P1"><text:s text:c="8"/>^</text:p>
      <text:p text:style-name="P1">./arch/x86/include/asm/rmwcc.h:8:2: note: expanded from macro '__GEN_RMWcc'</text:p>
      <text:p text:style-name="P1"><text:s text:c="8"/>asm_volatile_goto (fullop "; j" cc " %l[cc_label]" <text:s text:c="13"/>\</text:p>
      <text:p text:style-name="P1"><text:s text:c="8"/>^</text:p>
      <text:p text:style-name="P1"><text:soft-page-break/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21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In file included from /home/naveen/Documents/uvc/uvcvideo.mod.c:1:</text:p>
      <text:p text:style-name="P1">In file included from include/linux/module.h:10:</text:p>
      <text:p text:style-name="P1">In file included from include/linux/stat.h:18:</text:p>
      <text:p text:style-name="P1">In file included from include/linux/time.h:5:</text:p>
      <text:p text:style-name="P1">In file included from include/linux/seqlock.h:35:</text:p>
      <text:p text:style-name="P1">In file included from include/linux/spinlock.h:87:</text:p>
      <text:p text:style-name="P1">In file included from ./arch/x86/include/asm/spinlock.h:4:</text:p>
      <text:p text:style-name="P1">In file included from include/linux/jump_label.h:106:</text:p>
      <text:p text:style-name="P1">./arch/x86/include/asm/jump_label.h:36:2: error: expected '(' after 'asm'</text:p>
      <text:p text:style-name="P1"><text:s text:c="8"/>asm_volatile_goto("1:"</text:p>
      <text:p text:style-name="P1"><text:s text:c="8"/>^</text:p>
      <text:p text:style-name="P1">include/linux/compiler-gcc.h:242:42: note: expanded from macro 'asm_volatile_goto'</text:p>
      <text:p text:style-name="P1">#define asm_volatile_goto(x...) do { asm goto(x); asm (""); } while (0)</text:p>
      <text:p text:style-name="P1"><text:s text:c="41"/>^</text:p>
      <text:p text:style-name="P1">16 errors generated.</text:p>
      <text:p text:style-name="P1">warning: unknown warning option '-Wno-unused-but-set-variable'; did you mean '-Wno-unused-const-variable'? [-Wunknown-warning-option]</text:p>
      <text:p text:style-name="P1">1 warning generated.</text:p>
      <text:p text:style-name="P1"><text:s text:c="2"/>LD [M] <text:s/>/home/naveen/Documents/uvc/uvcvideo.ko</text:p>
      <text:p text:style-name="P1">make[1]: Leaving directory '/usr/src/linux-headers-4.4.0-34-generic'</text:p>
      <text:p text:style-name="P1"># <text:s text:c="2"/>make -C /lib/modules/4.4.0-34-generic/build <text:s text:c="3"/>M=/home/naveen/Documents/uvc modules</text:p>
      <text:p text:style-name="P1">scan-build: 0 bugs found.</text:p>
      <text:p text:style-name="P1">scan-build: The analyzer encountered problems on some source files.</text:p>
      <text:p text:style-name="P1">scan-build: Preprocessed versions of these sources were deposited in '/tmp/scan-build-2018-03-19-163920-785-1/failures'.</text:p>
      <text:p text:style-name="P1">scan-build: Please consider submitting a bug report using these files:</text:p>
      <text:p text:style-name="P1">scan-build: <text:s text:c="2"/>http://clang-analyzer.llvm.org/filing_bug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51:21.548641638</meta:creation-date>
    <dc:date>2018-03-19T16:51:59.936940965</dc:date>
    <meta:editing-duration>PT39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68" meta:paragraph-count="3450" meta:word-count="17044" meta:character-count="186341" meta:non-whitespace-character-count="154822"/>
  </office:meta>
</office:document-meta>
</file>